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5.05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15.05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6.48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15.05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7.6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4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08cm" fo:min-width="10.839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15.05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6cm" fo:min-width="2.67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2.67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2.67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608cm" fo:min-width="2.67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2.675cm" loext:decorative="false"/>
      <style:paragraph-properties style:writing-mode="lr-tb"/>
    </style:style>
    <style:style style:name="gr14" style:family="graphic" style:parent-style-name="standard">
      <style:graphic-properties draw:fill-color="#ff860d" draw:textarea-horizontal-align="justify" draw:textarea-vertical-align="middle" draw:auto-grow-height="false" fo:min-height="0.068cm" fo:min-width="0.334cm" loext:decorative="false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0.583cm" fo:min-width="0cm" loext:decorative="false"/>
    </style:style>
    <style:style style:name="gr16" style:family="graphic" style:parent-style-name="standard">
      <style:graphic-properties draw:fill-color="#ff860d" draw:textarea-horizontal-align="justify" draw:textarea-vertical-align="middle" draw:auto-grow-height="false" fo:min-height="0cm" fo:min-width="3.945cm" loext:decorative="false"/>
    </style:style>
    <style:style style:name="gr17" style:family="graphic" style:parent-style-name="standard">
      <style:graphic-properties draw:fill-color="#ff860d" draw:textarea-horizontal-align="justify" draw:textarea-vertical-align="middle" draw:auto-grow-height="false" fo:min-height="0.584cm" fo:min-width="0cm" loext:decorative="false"/>
    </style:style>
    <style:style style:name="gr18" style:family="graphic" style:parent-style-name="standard">
      <style:graphic-properties draw:fill-color="#ff860d" draw:textarea-horizontal-align="justify" draw:textarea-vertical-align="middle" draw:auto-grow-height="false" fo:min-height="0.862cm" fo:min-width="0cm" loext:decorative="false"/>
    </style:style>
    <style:style style:name="gr19" style:family="graphic" style:parent-style-name="standard">
      <style:graphic-properties draw:fill-color="#ff860d" draw:textarea-horizontal-align="justify" draw:textarea-vertical-align="middle" draw:auto-grow-height="false" fo:min-height="1.695cm" fo:min-width="0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337cm" fo:min-width="6.167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72cm" fo:min-width="17.91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3.94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831cm" fo:min-width="17.915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4.898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9cm" fo:min-width="7.438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18.55cm" loext:decorative="fals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29cm" fo:min-width="4.263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4.263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85cm" fo:min-width="18.55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85cm" fo:min-width="8.869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2.623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2cm" fo:min-width="1.685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2.935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02cm" fo:min-width="1.686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02cm" fo:min-width="6.168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702cm" fo:min-width="3.943cm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02cm" fo:min-width="6.802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972cm" fo:min-width="6.168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972cm" fo:min-width="6.802cm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3.944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37cm" fo:min-width="3.944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37cm" fo:min-width="2.039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386cm" fo:min-width="1.087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703cm" fo:min-width="4.58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973cm" fo:min-width="3.94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860d"/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8cm" svg:height="1.905cm" svg:x="1.317cm" svg:y="1.317cm">
          <text:p text:style-name="P1">Student(s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58cm" svg:height="1.587cm" svg:x="1.317cm" svg:y="3.54cm">
          <text:p text:style-name="P1">Letter Nam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3.81cm" svg:x="1.317cm" svg:y="5.445cm">
          <text:p text:style-name="P1">IPA Symb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558cm" svg:height="1.588cm" svg:x="1.317cm" svg:y="9.572cm">
          <text:p text:style-name="P2"><text:span text:style-name="T1">Graphemes </text:span>(Extended list &amp; also UFLI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175cm" svg:height="3.81cm" svg:x="8.7cm" svg:y="5.445cm">
          <text:p text:style-name="P1">UFLI Phonemes</text:p>
          <text:p text:style-name="P1">(Vowel Valley, Consonant Chart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56cm" svg:height="1.905cm" svg:x="12.919cm" svg:y="11.477cm">
          <text:p text:style-name="P1">Irregular Word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39cm" svg:height="2.858cm" svg:x="1.317cm" svg:y="11.477cm">
          <text:p text:style-name="P1">Regular Words</text:p>
          <text:p text:style-name="P1">(UFLI, Amplify Boost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5.558cm" svg:height="3.175cm" svg:x="1.317cm" svg:y="14.652cm">
          <text:p text:style-name="P1">Sentence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75cm" svg:height="3.81cm" svg:x="17.192cm" svg:y="5.445cm">
          <text:p text:style-name="P1">Mistak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75cm" svg:height="1.588cm" svg:x="17.192cm" svg:y="9.572cm">
          <text:p text:style-name="P1">Mistak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1.587cm" svg:x="17.192cm" svg:y="3.54cm">
          <text:p text:style-name="P1">Mistak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175cm" svg:height="2.858cm" svg:x="17.192cm" svg:y="11.477cm">
          <text:p text:style-name="P1">Mistak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175cm" svg:height="3.175cm" svg:x="17.192cm" svg:y="14.652cm">
          <text:p text:style-name="P1">Mistak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953cm" svg:height="0.635cm" svg:x="16.557cm" svg:y="4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953cm" svg:height="0.635cm" svg:x="16.557cm" svg:y="7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953cm" svg:height="0.635cm" svg:x="16.557cm" svg:y="9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953cm" svg:height="0.635cm" svg:x="16.557cm" svg:y="12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953cm" svg:height="0.635cm" svg:x="16.557cm" svg:y="15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635cm" svg:height="0.952cm" svg:x="8.302cm" svg:y="2.9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0.952cm" svg:x="6.902cm" svg:y="4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0.952cm" svg:x="9.202cm" svg:y="4.8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0.952cm" svg:x="8.302cm" svg:y="2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953cm" svg:height="0.635cm" svg:x="16.557cm" svg:y="12.47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5.08cm" svg:height="0.317cm" svg:x="12.43cm" svg:y="1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0.635cm" svg:height="0.953cm" svg:x="7.032cm" svg:y="8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635cm" svg:height="0.953cm" svg:x="9.255cm" svg:y="8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635cm" svg:height="0.953cm" svg:x="7.667cm" svg:y="10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635cm" svg:height="1.27cm" svg:x="13.382cm" svg:y="10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635cm" svg:height="1.27cm" svg:x="10.842cm" svg:y="14.0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" draw:layer="layout" svg:width="0.635cm" svg:height="2.222cm" svg:x="13.382cm" svg:y="13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6.667cm" svg:height="1.587cm" svg:x="1.635cm" svg:y="25.13cm">
          <text:p text:style-name="P1">Should provide links to associated data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175cm" svg:height="1.905cm" svg:x="0.682cm" svg:y="11.16cm">
          <text:p text:style-name="P1"><text:span text:style-name="T2">Needs encoding and decoding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2" draw:text-style-name="P1" draw:layer="layout" svg:width="18.415cm" svg:height="2.222cm" svg:x="1.635cm" svg:y="1.635cm">
          <text:p text:style-name="P1">Structure to an mClass DIBELS Assessment data record:</text:p>
          <text:p text:style-name="P1">Letter Recognitio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445cm" svg:height="2.54cm" svg:x="1.635cm" svg:y="9.572cm">
          <text:p text:style-name="P1">52 Letters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8.415cm" svg:height="5.081cm" svg:x="1.635cm" svg:y="4.174cm">
          <text:p text:style-name="P1">Student Name/ID</text:p>
          <text:p text:style-name="P1">Unique Attempt ID</text:p>
          <text:p text:style-name="P1">Date/Time</text:p>
          <text:p text:style-name="P1">Benchmark vs Prog Mon.</text:p>
          <text:p text:style-name="P1">Which Form (Grade)</text:p>
          <text:p text:style-name="P1">Total Time (1:00)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398cm" svg:height="2.54cm" svg:x="6.397cm" svg:y="9.572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7.938cm" svg:height="2.54cm" svg:x="12.112cm" svg:y="9.572cm">
          <text:p text:style-name="P1">What was the actual mistaken sound?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7" draw:text-style-name="P5" draw:layer="layout" svg:width="19.05cm" svg:height="1.588cm" svg:x="1.317cm" svg:y="1.317cm">
          <text:p text:style-name="P1"><text:span text:style-name="T3">Data Structure to a UFLI Lesson (Student Variable Version) – Part 1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763cm" svg:height="2.54cm" svg:x="1.317cm" svg:y="3.222cm">
          <text:p text:style-name="P2"><text:span text:style-name="T3">Student Name/ID</text:span></text:p>
          <text:p text:style-name="P2"><text:span text:style-name="T3">Unique Attempt ID</text:span></text:p>
          <text:p text:style-name="P2"><text:span text:style-name="T3">Lesson Number</text:span></text:p>
          <text:p text:style-name="P2"><text:span text:style-name="T3">Time start and finish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763cm" svg:height="2.54cm" svg:x="6.397cm" svg:y="3.222cm">
          <text:p text:style-name="P1"><text:span text:style-name="T2">Link to Instructional Note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6.08cm">
          <text:p text:style-name="P1"><text:span text:style-name="T4">1: Phonemic Awarenes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9.369cm" svg:height="0.635cm" svg:x="1.317cm" svg:y="7.032cm">
          <text:p text:style-name="P1"><text:span text:style-name="T5">Blend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3.123cm" svg:height="1.27cm" svg:x="1.317cm" svg:y="7.985cm">
          <text:p text:style-name="P1"><text:span text:style-name="T6">Link to</text:span></text:p>
          <text:p text:style-name="P1"><text:span text:style-name="T6">Expectations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2.185cm" svg:height="1.27cm" svg:x="4.753cm" svg:y="7.985cm">
          <text:p text:style-name="P1"><text:span text:style-name="T5">Results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3.435cm" svg:height="1.27cm" svg:x="7.251cm" svg:y="7.985cm">
          <text:p text:style-name="P1"><text:span text:style-name="T5">Mistake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9.369cm" svg:height="0.635cm" svg:x="10.998cm" svg:y="7.032cm">
          <text:p text:style-name="P1"><text:span text:style-name="T5">Seg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3.123cm" svg:height="1.27cm" svg:x="10.998cm" svg:y="7.985cm">
          <text:p text:style-name="P1"><text:span text:style-name="T6">Link to</text:span></text:p>
          <text:p text:style-name="P1"><text:span text:style-name="T6">Expect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2.186cm" svg:height="1.27cm" svg:x="14.434cm" svg:y="7.985cm">
          <text:p text:style-name="P1"><text:span text:style-name="T5">Results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3.435cm" svg:height="1.27cm" svg:x="16.932cm" svg:y="7.985cm">
          <text:p text:style-name="P1"><text:span text:style-name="T5">Mistake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9.573cm">
          <text:p text:style-name="P1"><text:span text:style-name="T4">2: Visual Drill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9.05cm" svg:height="0.635cm" svg:x="1.317cm" svg:y="10.525cm">
          <text:p text:style-name="P1"><text:span text:style-name="T5">Graphemes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6.668cm" svg:height="0.952cm" svg:x="1.317cm" svg:y="11.478cm">
          <text:p text:style-name="P1"><text:span text:style-name="T6">Link to</text:span></text:p>
          <text:p text:style-name="P1"><text:span text:style-name="T6">Expectations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4.443cm" svg:height="0.952cm" svg:x="8.303cm" svg:y="11.478cm">
          <text:p text:style-name="P1"><text:span text:style-name="T5">Result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302cm" svg:height="0.952cm" svg:x="13.065cm" svg:y="11.478cm">
          <text:p text:style-name="P1"><text:span text:style-name="T2">Mistake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2.747cm">
          <text:p text:style-name="P1"><text:span text:style-name="T4">3: Auditory Drill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9.05cm" svg:height="0.635cm" svg:x="1.317cm" svg:y="13.699cm">
          <text:p text:style-name="P1"><text:span text:style-name="T5">Phonemes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6.668cm" svg:height="0.952cm" svg:x="1.317cm" svg:y="14.652cm">
          <text:p text:style-name="P1"><text:span text:style-name="T6">Link to</text:span></text:p>
          <text:p text:style-name="P1"><text:span text:style-name="T6">Expectations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4.443cm" svg:height="0.952cm" svg:x="8.303cm" svg:y="14.652cm">
          <text:p text:style-name="P1"><text:span text:style-name="T5">Result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302cm" svg:height="0.952cm" svg:x="13.065cm" svg:y="14.652cm">
          <text:p text:style-name="P1"><text:span text:style-name="T2">Mistake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5.922cm">
          <text:p text:style-name="P1"><text:span text:style-name="T4">4: Blending Drill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16.875cm">
          <text:p text:style-name="P1"><text:span text:style-name="T5">Link to Initial Word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7.302cm" svg:height="2.222cm" svg:x="13.065cm" svg:y="16.875cm">
          <text:p text:style-name="P1"><text:span text:style-name="T5">Link to Next word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444cm" svg:height="1.27cm" svg:x="8.303cm" svg:y="16.875cm">
          <text:p text:style-name="P1"><text:span text:style-name="T5">Link to correct response</text:span></text:p>
          <text:p text:style-name="P1"><text:span text:style-name="T5">Includes breakdown of options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444cm" svg:height="0.787cm" svg:x="8.303cm" svg:y="18.31cm">
          <text:p text:style-name="P1"><text:span text:style-name="T5">Actual response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9.415cm">
          <text:p text:style-name="P1"><text:span text:style-name="T4">5: New Concept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21.003cm">
          <text:p text:style-name="P1"><text:span text:style-name="T5">Link to “We do” initial word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7.302cm" svg:height="2.222cm" svg:x="13.065cm" svg:y="21.003cm">
          <text:p text:style-name="P1"><text:span text:style-name="T5">Link to “we do” next word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444cm" svg:height="1.27cm" svg:x="8.303cm" svg:y="21.003cm">
          <text:p text:style-name="P1"><text:span text:style-name="T5">Link to correct response</text:span></text:p>
          <text:p text:style-name="P1"><text:span text:style-name="T5">Includes options </text:span></text:p>
          <text:p text:style-name="P1"><text:span text:style-name="T5">inc. audi. &amp; graph.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444cm" svg:height="0.787cm" svg:x="8.303cm" svg:y="22.438cm">
          <text:p text:style-name="P1"><text:span text:style-name="T5">Actual response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20.215cm">
          <text:p text:style-name="P1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24.303cm">
          <text:p text:style-name="P1"><text:span text:style-name="T5">Link to “We do” initial word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7.302cm" svg:height="2.222cm" svg:x="13.065cm" svg:y="24.303cm">
          <text:p text:style-name="P1"><text:span text:style-name="T5">Link to “we do” next word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444cm" svg:height="1.27cm" svg:x="8.303cm" svg:y="24.303cm">
          <text:p text:style-name="P1"><text:span text:style-name="T5">Link to correct response</text:span></text:p>
          <text:p text:style-name="P1"><text:span text:style-name="T5">Includes options </text:span></text:p>
          <text:p text:style-name="P1"><text:span text:style-name="T5">inc. audi. &amp; graph.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444cm" svg:height="0.787cm" svg:x="8.303cm" svg:y="25.738cm">
          <text:p text:style-name="P1"><text:span text:style-name="T5">Actual response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23.515cm">
          <text:p text:style-name="P1"><text:span text:style-name="T4">Spel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7" draw:text-style-name="P5" draw:layer="layout" svg:width="19.05cm" svg:height="1.588cm" svg:x="1.317cm" svg:y="1.317cm">
          <text:p text:style-name="P1"><text:span text:style-name="T3">Data Structure to a UFLI Lesson (Student Variable Version) – Part 2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3.222cm">
          <text:p text:style-name="P1"><text:span text:style-name="T4">6: Word Work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4.81cm">
          <text:p text:style-name="P1"><text:span text:style-name="T5">Link to initial word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7.302cm" svg:height="2.222cm" svg:x="13.065cm" svg:y="4.81cm">
          <text:p text:style-name="P1"><text:span text:style-name="T5">Link to next word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444cm" svg:height="1.27cm" svg:x="8.303cm" svg:y="4.81cm">
          <text:p text:style-name="P1"><text:span text:style-name="T5">Link to correct response</text:span></text:p>
          <text:p text:style-name="P1"><text:span text:style-name="T5">Includes options </text:span></text:p>
          <text:p text:style-name="P1"><text:span text:style-name="T5">inc. audi. &amp; graph.</text:span></text:p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2.539cm" svg:height="0.787cm" svg:x="8.303cm" svg:y="6.245cm">
          <text:p text:style-name="P1"><text:span text:style-name="T5">Actual response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4.022cm">
          <text:p text:style-name="P1"><text:span text:style-name="T4">Word work with manipulative letters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587cm" svg:height="0.636cm" svg:x="11.16cm" svg:y="6.397cm">
          <text:p text:style-name="P1"><text:span text:style-name="T7">Second try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7.35cm">
          <text:p text:style-name="P1"><text:span text:style-name="T4">7: Irregular Words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8.302cm">
          <text:p text:style-name="P1"><text:span text:style-name="T5">Link to irregular word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5.08cm" svg:height="0.953cm" svg:x="8.302cm" svg:y="9.572cm">
          <text:p text:style-name="P1"><text:span text:style-name="T5">Link to correct pronunciation</text:span></text:p>
          <text:p text:style-name="P1"><text:span text:style-name="T5">(via IPA3)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5.08cm" svg:height="0.953cm" svg:x="8.302cm" svg:y="8.372cm">
          <text:p text:style-name="P1"><text:span text:style-name="T5">Actual pronunciation</text:span></text:p>
          <text:p text:style-name="P1"><text:span text:style-name="T5">(via IPA3)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0.841cm">
          <text:p text:style-name="P1"><text:span text:style-name="T4">8: Connected Text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12.429cm">
          <text:p text:style-name="P1"><text:span text:style-name="T5">Link to sentence</text:span></text:p>
          <text:p text:style-name="P1"><text:span text:style-name="T5">Includes full breakdown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4.444cm" svg:height="2.223cm" svg:x="8.303cm" svg:y="12.429cm">
          <text:p text:style-name="P1"><text:span text:style-name="T5">Actual response</text:span></text:p>
          <text:p text:style-name="P1"><text:span text:style-name="T5">Includes full breakdown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1.641cm">
          <text:p text:style-name="P1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15.604cm">
          <text:p text:style-name="P1"><text:span text:style-name="T5">Link to sentence</text:span></text:p>
          <text:p text:style-name="P1"><text:span text:style-name="T5">Full breakdown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4.444cm" svg:height="2.223cm" svg:x="8.303cm" svg:y="15.604cm">
          <text:p text:style-name="P1"><text:span text:style-name="T5">Actual response</text:span></text:p>
          <text:p text:style-name="P1"><text:span text:style-name="T5">Includes second try opt.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4.816cm">
          <text:p text:style-name="P1"><text:span text:style-name="T4">Spell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668cm" svg:height="2.222cm" svg:x="1.317cm" svg:y="18.779cm">
          <text:p text:style-name="P1"><text:span text:style-name="T5">Link to sentence</text:span></text:p>
          <text:p text:style-name="P1"><text:span text:style-name="T5">Full breakdown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4.444cm" svg:height="2.223cm" svg:x="8.303cm" svg:y="18.779cm">
          <text:p text:style-name="P1"><text:span text:style-name="T5">Actual response</text:span></text:p>
          <text:p text:style-name="P1"><text:span text:style-name="T5">Includes second try opt.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05cm" svg:height="0.635cm" svg:x="1.317cm" svg:y="17.991cm">
          <text:p text:style-name="P1"><text:span text:style-name="T4">Decodable tex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40:29.921191552</meta:creation-date>
    <dc:date>2023-09-22T15:00:31.221242585</dc:date>
    <meta:editing-duration>PT4H19M42S</meta:editing-duration>
    <meta:editing-cycles>47</meta:editing-cycles>
    <meta:generator>LibreOffice/7.6.1.2$MacOSX_X86_64 LibreOffice_project/f5defcebd022c5bc36bbb79be232cb6926d8f674</meta:generator>
    <meta:document-statistic meta:object-count="97"/>
  </office:meta>
</office:document-meta>
</file>